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583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64c8b" officeooo:paragraph-rsid="0059d946" style:font-weight-asian="bold" style:font-weight-complex="bold"/>
    </style:style>
    <style:style style:name="P6" style:family="paragraph" style:parent-style-name="Table_20_Contents">
      <style:text-properties officeooo:rsid="005d6324" officeooo:paragraph-rsid="005d6324"/>
    </style:style>
    <style:style style:name="P7" style:family="paragraph" style:parent-style-name="Table_20_Contents">
      <style:text-properties officeooo:rsid="005e3ab8" officeooo:paragraph-rsid="005e3a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5d6324" style:font-weight-asian="bold" style:font-weight-complex="bold"/>
    </style:style>
    <style:style style:name="T4" style:family="text">
      <style:text-properties officeooo:rsid="0059d946"/>
    </style:style>
    <style:style style:name="T5" style:family="text">
      <style:text-properties officeooo:rsid="005c5ea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786332815280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5">Software <text:span text:style-name="T4">de un</text:span> sistema informáti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786332815824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2. Indica los requisitos mínimos para instalar el sistema <text:span text:style-name="T5">CentOS</text:span> <text:span text:style-name="T5">9</text:span> Stream</text:p>
          </table:table-cell>
        </table:table-row>
        <table:table-row table:style-name="TableLine2786332828608">
          <table:table-cell table:style-name="Tabla9.A2" table:number-columns-spanned="2" office:value-type="string">
            <text:p text:style-name="Table_20_Contents"/>
            <text:p text:style-name="P6">RAM: 2GB</text:p>
            <text:p text:style-name="P6">Almacenamento: 20 GBLibres</text:p>
            <text:p text:style-name="P6">Unidad Flash</text:p>
            <text:p text:style-name="P7">Conexion a internet</text:p>
            <text:p text:style-name="Table_20_Contents"/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16T21:29:11.400000000</dc:date>
    <meta:editing-duration>PT8H34M17S</meta:editing-duration>
    <meta:editing-cycles>145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0" meta:word-count="33" meta:character-count="213" meta:non-whitespace-character-count="188"/>
  </office:meta>
</office:document-meta>
</file>